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system-ui" svg:font-family="system-ui, apple-system, 'Segoe UI', Roboto, 'Helvetica Neue', Arial, 'Noto Sans', 'Liberation Sans', sans-serif, 'Apple Color Emoji', 'Segoe UI Emoji', 'Segoe UI Symbol', 'Noto Color Emoji'"/>
  </office:font-face-decls>
  <office:automatic-styles>
    <style:style style:name="P1" style:family="paragraph" style:parent-style-name="Standard">
      <style:paragraph-properties fo:margin-left="0cm" fo:margin-right="0cm" fo:orphans="2" fo:widows="2" fo:text-indent="0cm" style:auto-text-indent="false"/>
      <style:text-properties officeooo:paragraph-rsid="001c3d7d"/>
    </style:style>
    <style:style style:name="T1" style:family="text">
      <style:text-properties fo:font-variant="normal" fo:text-transform="none" fo:color="#212529" loext:opacity="100%" style:font-name="system-ui" fo:font-size="12pt" fo:letter-spacing="normal" fo:font-style="normal" fo:font-weight="normal"/>
    </style:style>
    <style:style style:name="T2" style:family="text">
      <style:text-properties fo:font-variant="normal" fo:text-transform="none" fo:color="#212529" loext:opacity="100%" style:font-name="system-ui" fo:font-size="12pt" fo:letter-spacing="normal" fo:font-style="normal" fo:font-weight="normal" officeooo:rsid="001c3d7d"/>
    </style:style>
    <style:style style:name="T3" style:family="text">
      <style:text-properties fo:font-variant="normal" fo:text-transform="none" fo:color="#212529" loext:opacity="100%" fo:letter-spacing="normal" style:font-name-asian="system-ui" style:font-size-asian="12pt" style:font-style-asian="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rray(20) { </text:span></text:p>
      <text:p text:style-name="P1"><text:span text:style-name="T1">[0]=&gt; object(stdClass)#2 (13) { </text:span></text:p>
      <text:p text:style-name="P1"><text:span text:style-name="T1"><text:tab/>["backdrop_path"]=&gt; string(32) "/ctxm191q5o3axFzQsvNPlbKoSYv.jpg"</text:span></text:p>
      <text:p text:style-name="P1"><text:span text:style-name="T1"><text:s/><text:tab/>["first_air_date"]=&gt; string(10) "2022-01-13" </text:span></text:p>
      <text:p text:style-name="P1"><text:span text:style-name="T1"><text:tab/>["genre_ids"]=&gt; array(3) { </text:span></text:p>
      <text:p text:style-name="P1"><text:span text:style-name="T1"><text:tab/><text:tab/>[0]=&gt; int(10759) </text:span></text:p>
      <text:p text:style-name="P1"><text:span text:style-name="T1"><text:tab/><text:tab/>[1]=&gt; int(35) </text:span></text:p>
      <text:p text:style-name="P1"><text:span text:style-name="T1"><text:tab/><text:tab/>[2]=&gt; int(10765) } </text:span></text:p>
      <text:p text:style-name="P1"><text:span text:style-name="T1"><text:tab/>["id"]=&gt; int(110492) </text:span></text:p>
      <text:p text:style-name="P1"><text:span text:style-name="T1"><text:tab/>["name"]=&gt; string(10) "Peacemaker" </text:span></text:p>
      <text:p text:style-name="P1"><text:span text:style-name="T1"><text:tab/>["origin_country"]=&gt; array(1) { </text:span></text:p>
      <text:p text:style-name="P1"><text:span text:style-name="T1"><text:tab/><text:tab/>[0]=&gt; string(2) "US" } </text:span></text:p>
      <text:p text:style-name="P1"><text:span text:style-name="T1"><text:tab/>["original_language"]=&gt; string(2) "en" </text:span></text:p>
      <text:p text:style-name="P1"><text:span text:style-name="T1"><text:tab/>["original_name"]=&gt; string(10) "Peacemaker" </text:span></text:p>
      <text:p text:style-name="P1"><text:span text:style-name="T1"><text:tab/>["overview"]=&gt; string(219) "The continuing story of Peacemaker – a compellingly vainglorious man who believes in peace at any cost, no matter how many people he has to kill to get it – in the aftermath of the events of “The Suicide Squad.”" <text:tab/>["popularity"]=&gt; float(3324.551) </text:span></text:p>
      <text:p text:style-name="P1"><text:span text:style-name="T1"><text:tab/>["poster_path"]=&gt; string(32) "/hE3LRZAY84fG19a18pzpkZERjTE.jpg"</text:span></text:p>
      <text:p text:style-name="P1"><text:span text:style-name="T2"><text:tab/></text:span><text:span text:style-name="T1">["vote_average"]=&gt; float(8.6) </text:span></text:p>
      <text:p text:style-name="P1"><text:span text:style-name="T1"><text:tab/>["vote_count"]=&gt; int(384) } </text:span></text:p>
      <text:p text:style-name="P1"><text:span text:style-name="T1"><text:tab/>[1]=&gt; object(stdClass)#3 (13) { ["backdrop_path"]=&gt; string(32) "/sjx6zjQI2dLGtEL0HGWsnq6UyLU.jpg" ["first_air_date"]=&gt; string(10) "2021-12-29" ["genre_ids"]=&gt; array(2) { [0]=&gt; int(10759) [1]=&gt; int(10765) } ["id"]=&gt; int(115036) ["name"]=&gt; string(21) "The Book of Boba Fett" ["origin_country"]=&gt; array(1) { [0]=&gt; string(2) "US" } ["original_language"]=&gt; string(2) "en" ["original_name"]=&gt; string(21) "The Book of Boba Fett" ["overview"]=&gt; string(234) "Legendary bounty hunter Boba Fett and mercenary Fennec Shand must navigate the galaxy’s underworld when they return to the sands of Tatooine to stake their claim on the territory once ruled by Jabba the Hutt and his crime syndicate." ["popularity"]=&gt; float(1704.389) ["poster_path"]=&gt; string(32) "/gNbdjDi1HamTCrfvM9JeA94bNi2.jpg" ["vote_average"]=&gt; float(8.1) ["vote_count"]=&gt; int(583) } [2]=&gt; object(stdClass)#4 (13) { ["backdrop_path"]=&gt; string(32) "/35SS0nlBhu28cSe7TiO3ZiywZhl.jpg" ["first_air_date"]=&gt; string(10) "2018-05-02" ["genre_ids"]=&gt; array(2) { [0]=&gt; int(10759) [1]=&gt; int(18) } ["id"]=&gt; int(77169) ["name"]=&gt; string(9) "Cobra Kai" ["origin_country"]=&gt; array(1) { [0]=&gt; string(2) "US" } ["original_language"]=&gt; string(2) "en" ["original_name"]=&gt; string(9) "Cobra Kai" ["overview"]=&gt; string(358) "This Karate Kid sequel series picks up 30 years after the events of the 1984 All Valley Karate Tournament and finds Johnny Lawrence on the hunt for redemption by reopening the infamous Cobra Kai karate dojo. This reignites his old rivalry with the successful Daniel LaRusso, who has been working to maintain the balance in his life without mentor Mr. Miyagi." ["popularity"]=&gt; float(1113.33) ["poster_path"]=&gt; string(32) "/6POBWybSBDBKjSs1VAQcnQC1qyt.jpg" ["vote_average"]=&gt; float(8.2) ["vote_count"]=&gt; int(4202) } [3]=&gt; object(stdClass)#5 (13) { ["backdrop_path"]=&gt; string(32) "/iXCuYBDEMX22Wpwx3whhOidLfJI.jpg" ["first_air_date"]=&gt; string(10) "2021-11-24" ["genre_ids"]=&gt; array(2) { [0]=&gt; int(10759) [1]=&gt; int(18) } ["id"]=&gt; int(88329) ["name"]=&gt; </text:span><text:soft-page-break/><text:span text:style-name="T1">string(7) "Hawkeye" ["origin_country"]=&gt; array(1) { [0]=&gt; string(2) "US" } ["original_language"]=&gt; string(2) "en" ["original_name"]=&gt; string(7) "Hawkeye" ["overview"]=&gt; string(328) "Former Avenger Clint Barton has a seemingly simple mission: get back to his family for Christmas. Possible? Maybe with the help of Kate Bishop, a 22-year-old archer with dreams of becoming a superhero. The two are forced to work together when a presence from Barton’s past threatens to derail far more than the festive spirit." ["popularity"]=&gt; float(834.611) ["poster_path"]=&gt; string(32) "/pqzjCxPVc9TkVgGRWeAoMmyqkZV.jpg" ["vote_average"]=&gt; float(8.3) ["vote_count"]=&gt; int(1594) } [4]=&gt; object(stdClass)#6 (13) { ["backdrop_path"]=&gt; string(32) "/qw3J9cNeLioOLoR68WX7z79aCdK.jpg" ["first_air_date"]=&gt; string(10) "2021-09-17" ["genre_ids"]=&gt; array(3) { [0]=&gt; int(10759) [1]=&gt; int(9648) [2]=&gt; int(18) } ["id"]=&gt; int(93405) ["name"]=&gt; string(10) "Squid Game" ["origin_country"]=&gt; array(1) { [0]=&gt; string(2) "KR" } ["original_language"]=&gt; string(2) "ko" ["original_name"]=&gt; string(16) "</text:span><text:span text:style-name="T3">오징어 게임</text:span><text:span text:style-name="T1">" ["overview"]=&gt; string(153) "Hundreds of cash-strapped players accept a strange invitation to compete in children's games—with high stakes. But, a tempting prize awaits the victor." ["popularity"]=&gt; float(793.136) ["poster_path"]=&gt; string(32) "/dDlEmu3EZ0Pgg93K2SVNLCjCSvE.jpg" ["vote_average"]=&gt; float(7.8) ["vote_count"]=&gt; int(9980) } [5]=&gt; object(stdClass)#7 (13) { ["backdrop_path"]=&gt; string(32) "/uro2Khv7JxlzXtLb8tCIbRhkb9E.jpg" ["first_air_date"]=&gt; string(10) "2010-10-31" ["genre_ids"]=&gt; array(3) { [0]=&gt; int(10759) [1]=&gt; int(18) [2]=&gt; int(10765) } ["id"]=&gt; int(1402) ["name"]=&gt; string(16) "The Walking Dead" ["origin_country"]=&gt; array(1) { [0]=&gt; string(2) "US" } ["original_language"]=&gt; string(2) "en" ["original_name"]=&gt; string(16) "The Walking Dead" ["overview"]=&gt; string(198) "Sheriff's deputy Rick Grimes awakens from a coma to find a post-apocalyptic world dominated by flesh-eating zombies. He sets out to find his family and encounters many other survivors along the way." ["popularity"]=&gt; float(753.507) ["poster_path"]=&gt; string(32) "/w21lgYIi9GeUH5dO8l3B9ARZbCB.jpg" ["vote_average"]=&gt; float(8.1) ["vote_count"]=&gt; int(12400) } [6]=&gt; object(stdClass)#8 (13) { ["backdrop_path"]=&gt; string(32) "/suopoADq0k8YZr4dQXcU6pToj6s.jpg" ["first_air_date"]=&gt; string(10) "2011-04-17" ["genre_ids"]=&gt; array(3) { [0]=&gt; int(10765) [1]=&gt; int(18) [2]=&gt; int(10759) } ["id"]=&gt; int(1399) ["name"]=&gt; string(15) "Game of Thrones" ["origin_country"]=&gt; array(1) { [0]=&gt; string(2) "US" } ["original_language"]=&gt; string(2) "en" ["original_name"]=&gt; string(15) "Game of Thrones" ["overview"]=&gt; string(329) "Seven noble families fight for control of the mythical land of Westeros. Friction between the houses leads to full-scale war. All while a very ancient evil awakens in the farthest north. Amidst the war, a neglected military order of misfits, the Night's Watch, is all that stands between the realms of men and icy horrors beyond." ["popularity"]=&gt; float(738.744) ["poster_path"]=&gt; string(32) "/u3bZgnGQ9T01sWNhyveQz0wH0Hl.jpg" ["vote_average"]=&gt; float(8.4) ["vote_count"]=&gt; int(17029) } [7]=&gt; object(stdClass)#9 (13) { ["backdrop_path"]=&gt; string(32) "/ngDo5MKVl3oGTe2s3HRPtGJa5Iz.jpg" ["first_air_date"]=&gt; string(10) "2021-02-23" ["genre_ids"]=&gt; array(3) { [0]=&gt; int(10765) [1]=&gt; int(10759) [2]=&gt; int(18) } ["id"]=&gt; int(95057) ["name"]=&gt; string(15) "Superman &amp; Lois" ["origin_country"]=&gt; array(1) { [0]=&gt; string(2) "US" } ["original_language"]=&gt; string(2) "en" ["original_name"]=&gt; string(15) "Superman &amp; Lois" ["overview"]=&gt; string(367) "After years of facing megalomaniacal supervillains, monsters wreaking havoc on Metropolis, and alien invaders intent on wiping out the human race, The Man of Steel aka Clark Kent and </text:span><text:soft-page-break/><text:span text:style-name="T1">Lois Lane come face to face with one of their greatest challenges ever: dealing with all the stress, pressures and complexities that come with being working parents in today's society." ["popularity"]=&gt; float(655.364) ["poster_path"]=&gt; string(32) "/utpXq61UIlfNUuviz2hRmCEYdYr.jpg" ["vote_average"]=&gt; float(8.2) ["vote_count"]=&gt; int(1448) } [8]=&gt; object(stdClass)#10 (13) { ["backdrop_path"]=&gt; string(32) "/phwgPLUIcv3sbI1xmkiurThR13Q.jpg" ["first_air_date"]=&gt; string(10) "2021-11-14" ["genre_ids"]=&gt; array(3) { [0]=&gt; int(16) [1]=&gt; int(10765) [2]=&gt; int(10759) } ["id"]=&gt; int(84553) ["name"]=&gt; string(25) "Blade Runner: Black Lotus" ["origin_country"]=&gt; array(1) { [0]=&gt; string(2) "US" } ["original_language"]=&gt; string(2) "en" ["original_name"]=&gt; string(25) "Blade Runner: Black Lotus" ["overview"]=&gt; string(316) "Los Angeles 2032. A young woman wakes up with no memories, and possessing deadly skills. The only clues to her mystery are a locked data device and a tattoo of a black lotus. Putting together the pieces, she must hunt down the people responsible for her brutal and bloody past to find the truth of her lost identity." ["popularity"]=&gt; float(623.969) ["poster_path"]=&gt; string(32) "/zHQJkDZ4OjqJnp4vtphxOQ7GIh6.jpg" ["vote_average"]=&gt; float(7.6) ["vote_count"]=&gt; int(67) } [9]=&gt; object(stdClass)#11 (13) { ["backdrop_path"]=&gt; string(32) "/1BGdbvrHYXqZirMIGQlS4LQMh77.jpg" ["first_air_date"]=&gt; string(10) "2015-10-19" ["genre_ids"]=&gt; array(3) { [0]=&gt; int(10759) [1]=&gt; int(16) [2]=&gt; int(10762) } ["id"]=&gt; int(65334) ["name"]=&gt; string(39) "Miraculous: Tales of Ladybug &amp; Cat Noir" ["origin_country"]=&gt; array(1) { [0]=&gt; string(2) "FR" } ["original_language"]=&gt; string(2) "fr" ["original_name"]=&gt; string(49) "Miraculous, les aventures de Ladybug et Chat Noir" ["overview"]=&gt; string(355) "Normal high school kids by day, protectors of Paris by night! Miraculous follows the heroic adventures of Marinette and Adrien as they transform into Ladybug and Cat Noir and set out to capture akumas, creatures responsible for turning the people of Paris into villains. But neither hero knows the other’s true identity – or that they’re classmates!" ["popularity"]=&gt; float(550.759) ["poster_path"]=&gt; string(32) "/psDcRgUX38cIeGeADwLRPyO7SYC.jpg" ["vote_average"]=&gt; int(8) ["vote_count"]=&gt; int(3448) } [10]=&gt; object(stdClass)#12 (13) { ["backdrop_path"]=&gt; string(32) "/oAkpvVvoyZWMo9cpNk3aQoVKsjM.jpg" ["first_air_date"]=&gt; string(10) "2016-07-19" ["genre_ids"]=&gt; array(4) { [0]=&gt; int(10759) [1]=&gt; int(80) [2]=&gt; int(18) [3]=&gt; int(9648) } ["id"]=&gt; int(67335) ["name"]=&gt; string(26) "Sin senos sí hay paraíso" ["origin_country"]=&gt; array(1) { [0]=&gt; string(2) "CO" } ["original_language"]=&gt; string(2) "es" ["original_name"]=&gt; string(26) "Sin senos sí hay paraíso" ["overview"]=&gt; string(117) "A young woman born in a mafia-controlled town seeks revenge on those who wrongfully harmed and imprisoned her family." ["popularity"]=&gt; float(536.443) ["poster_path"]=&gt; string(32) "/7lBJ6lOS0uQqsH13U9iMTikawQS.jpg" ["vote_average"]=&gt; float(7.5) ["vote_count"]=&gt; int(2466) } [11]=&gt; object(stdClass)#13 (13) { ["backdrop_path"]=&gt; string(32) "/8aCek7W6BovH7M4enWjqrGptvQ8.jpg" ["first_air_date"]=&gt; string(10) "2013-12-02" ["genre_ids"]=&gt; array(4) { [0]=&gt; int(16) [1]=&gt; int(35) [2]=&gt; int(10765) [3]=&gt; int(10759) } ["id"]=&gt; int(60625) ["name"]=&gt; string(14) "Rick and Morty" ["origin_country"]=&gt; array(1) { [0]=&gt; string(2) "US" } ["original_language"]=&gt; string(2) "en" ["original_name"]=&gt; string(14) "Rick and Morty" ["overview"]=&gt; string(362) "Rick is a mentally-unbalanced but scientifically gifted old man who has recently reconnected with his family. He spends most of his time involving his young grandson Morty in dangerous, outlandish adventures throughout space and alternate universes. Compounded with Morty's already unstable </text:span><text:soft-page-break/><text:span text:style-name="T1">family life, these events cause Morty much distress at home and school." ["popularity"]=&gt; float(511.512) ["poster_path"]=&gt; string(32) "/8kOWDBK6XlPUzckuHDo3wwVRFwt.jpg" ["vote_average"]=&gt; float(8.8) ["vote_count"]=&gt; int(5990) } [12]=&gt; object(stdClass)#14 (13) { ["backdrop_path"]=&gt; string(32) "/lHe8iwM4Cdm6RSEiara4PN8ZcBd.jpg" ["first_air_date"]=&gt; string(10) "2013-03-03" ["genre_ids"]=&gt; array(2) { [0]=&gt; int(10759) [1]=&gt; int(18) } ["id"]=&gt; int(44217) ["name"]=&gt; string(7) "Vikings" ["origin_country"]=&gt; array(1) { [0]=&gt; string(2) "CA" } ["original_language"]=&gt; string(2) "en" ["original_name"]=&gt; string(7) "Vikings" ["overview"]=&gt; string(375) "The adventures of Ragnar Lothbrok, the greatest hero of his age. The series tells the sagas of Ragnar's band of Viking brothers and his family, as he rises to become King of the Viking tribes. As well as being a fearless warrior, Ragnar embodies the Norse traditions of devotion to the gods. Legend has it that he was a direct descendant of Odin, the god of war and warriors." ["popularity"]=&gt; float(498.374) ["poster_path"]=&gt; string(32) "/bQLrHIRNEkE3PdIWQrZHynQZazu.jpg" ["vote_average"]=&gt; float(8.1) ["vote_count"]=&gt; int(5139) } [13]=&gt; object(stdClass)#15 (13) { ["backdrop_path"]=&gt; string(32) "/6C8ljuWj6ahcujTXyhPAewbVZES.jpg" ["first_air_date"]=&gt; string(10) "2002-10-03" ["genre_ids"]=&gt; array(3) { [0]=&gt; int(16) [1]=&gt; int(10759) [2]=&gt; int(10765) } ["id"]=&gt; int(46260) ["name"]=&gt; string(6) "Naruto" ["origin_country"]=&gt; array(1) { [0]=&gt; string(2) "JP" } ["original_language"]=&gt; string(2) "ja" ["original_name"]=&gt; string(9) "</text:span><text:span text:style-name="T3">ナルト</text:span><text:span text:style-name="T1">" ["overview"]=&gt; string(488) "In another world, ninja are the ultimate power, and in the Village Hidden in the Leaves live the stealthiest ninja in the land. Twelve years earlier, the fearsome Nine-Tailed Fox terrorized the village and claimed many lives before it was subdued and its spirit sealed within the body of a baby boy. That boy, Naruto Uzumaki, has grown up to become a ninja-in-training who's more interested in pranks than in studying ninjutsu.. but Naruto is determined to become the greatest ninja ever!" ["popularity"]=&gt; float(467.817) ["poster_path"]=&gt; string(32) "/vauCEnR7CiyBDzRCeElKkCaXIYu.jpg" ["vote_average"]=&gt; float(8.4) ["vote_count"]=&gt; int(4297) } [14]=&gt; object(stdClass)#16 (13) { ["backdrop_path"]=&gt; string(32) "/jBJWaqoSCiARWtfV0GlqHrcdidd.jpg" ["first_air_date"]=&gt; string(10) "2019-12-20" ["genre_ids"]=&gt; array(3) { [0]=&gt; int(10765) [1]=&gt; int(18) [2]=&gt; int(10759) } ["id"]=&gt; int(71912) ["name"]=&gt; string(11) "The Witcher" ["origin_country"]=&gt; array(1) { [0]=&gt; string(2) "US" } ["original_language"]=&gt; string(2) "en" ["original_name"]=&gt; string(11) "The Witcher" ["overview"]=&gt; string(150) "Geralt of Rivia, a mutated monster-hunter for hire, journeys toward his destiny in a turbulent world where people often prove more wicked than beasts." ["popularity"]=&gt; float(423.01) ["poster_path"]=&gt; string(32) "/7vjaCdMw15FEbXyLQTVa04URsPm.jpg" ["vote_average"]=&gt; float(8.2) ["vote_count"]=&gt; int(3379) } [15]=&gt; object(stdClass)#17 (13) { ["backdrop_path"]=&gt; string(32) "/s9xZojg7pNDv26hzvi0Lgt5esWC.jpg" ["first_air_date"]=&gt; string(10) "1989-04-26" ["genre_ids"]=&gt; array(3) { [0]=&gt; int(16) [1]=&gt; int(10765) [2]=&gt; int(10759) } ["id"]=&gt; int(12971) ["name"]=&gt; string(13) "Dragon Ball Z" ["origin_country"]=&gt; array(1) { [0]=&gt; string(2) "JP" } ["original_language"]=&gt; string(2) "ja" ["original_name"]=&gt; string(30) "</text:span><text:span text:style-name="T3">ドラゴンボールゼット</text:span><text:span text:style-name="T1">" ["overview"]=&gt; string(156) "After learning that he is from another planet, a warrior named Goku and his friends are prompted to defend it from an onslaught of extraterrestrial enemies." ["popularity"]=&gt; float(400.509) ["poster_path"]=&gt; string(32) "/6VKOfL6ihwTiB5Vibq6QTfzhxA6.jpg" ["vote_average"]=&gt; float(8.2) ["vote_count"]=&gt; int(2913) } [16]=&gt; object(stdClass)#18 (13) { ["backdrop_path"]=&gt; string(32) "/iBAtBLqCMON3NPIjyQ1wdMbpTAk.jpg" ["first_air_date"]=&gt; string(10) "2019-04-06" </text:span><text:soft-page-break/><text:span text:style-name="T1">["genre_ids"]=&gt; array(3) { [0]=&gt; int(16) [1]=&gt; int(10759) [2]=&gt; int(10765) } ["id"]=&gt; int(85937) ["name"]=&gt; string(30) "Demon Slayer: Kimetsu no Yaiba" ["origin_country"]=&gt; array(1) { [0]=&gt; string(2) "JP" } ["original_language"]=&gt; string(2) "ja" ["original_name"]=&gt; string(12) "</text:span><text:span text:style-name="T3">鬼滅の刃</text:span><text:span text:style-name="T1">" ["overview"]=&gt; string(430) "It is the Taisho Period in Japan. Tanjiro, a kindhearted boy who sells charcoal for a living, finds his family slaughtered by a demon. To make matters worse, his younger sister Nezuko, the sole survivor, has been transformed into a demon herself. Though devastated by this grim reality, Tanjiro resolves to become a “demon slayer” so that he can turn his sister back into a human, and kill the demon that massacred his family." ["popularity"]=&gt; float(397.226) ["poster_path"]=&gt; string(32) "/wrCVHdkBlBWdJUZPvnJWcBRuhSY.jpg" ["vote_average"]=&gt; float(8.8) ["vote_count"]=&gt; int(3359) } [17]=&gt; object(stdClass)#19 (13) { ["backdrop_path"]=&gt; string(32) "/8DLpbLeUylcUnE4nTlRC4b6jzNz.jpg" ["first_air_date"]=&gt; string(10) "2020-10-03" ["genre_ids"]=&gt; array(3) { [0]=&gt; int(16) [1]=&gt; int(10759) [2]=&gt; int(10765) } ["id"]=&gt; int(95479) ["name"]=&gt; string(14) "Jujutsu Kaisen" ["origin_country"]=&gt; array(1) { [0]=&gt; string(2) "JP" } ["original_language"]=&gt; string(2) "ja" ["original_name"]=&gt; string(12) "</text:span><text:span text:style-name="T3">呪術廻戦</text:span><text:span text:style-name="T1">" ["overview"]=&gt; string(572) "Yuji Itadori is a boy with tremendous physical strength, though he lives a completely ordinary high school life. One day, to save a classmate who has been attacked by curses, he eats the finger of Ryomen Sukuna, taking the curse into his own soul. From then on, he shares one body with Ryomen Sukuna. Guided by the most powerful of sorcerers, Satoru Gojo, Itadori is admitted to Tokyo Jujutsu High School, an organization that fights the curses... and thus begins the heroic tale of a boy who became a curse to exorcise a curse, a life from which he could never turn back." ["popularity"]=&gt; float(391.154) ["poster_path"]=&gt; string(32) "/g1rK2nRXSidcMwNliWDIroWWGTn.jpg" ["vote_average"]=&gt; float(8.6) ["vote_count"]=&gt; int(1875) } [18]=&gt; object(stdClass)#20 (13) { ["backdrop_path"]=&gt; string(32) "/xlKKD1TXJvh0YYlVPqqQ3g3ZUjM.jpg" ["first_air_date"]=&gt; string(10) "2018-07-01" ["genre_ids"]=&gt; array(3) { [0]=&gt; int(16) [1]=&gt; int(10759) [2]=&gt; int(10765) } ["id"]=&gt; int(80020) ["name"]=&gt; string(24) "Super Dragon Ball Heroes" ["origin_country"]=&gt; array(1) { [0]=&gt; string(2) "JP" } ["original_language"]=&gt; string(2) "ja" ["original_name"]=&gt; string(48) "</text:span><text:span text:style-name="T3">スーパードラゴンボールヒーローズ</text:span><text:span text:style-name="T1">" ["overview"]=&gt; string(414) "Trunks returns from the future to train with Goku and Vegeta. However, it disappears without warning. Then the mysterious Fu bursts in, telling them that Trunks has been imprisoned in the Prison Planet, a mysterious complex in an unknown place in the universes. The group seeks the dragon balls to free Trunks, but an endless battle awaits them! Will Goku and the others rescue Trunks and escape the Prison Planet?" ["popularity"]=&gt; float(366.068) ["poster_path"]=&gt; string(32) "/jYeTfpxS3IzgqKkYCjmdCKwq8PW.jpg" ["vote_average"]=&gt; float(7.5) ["vote_count"]=&gt; int(2362) } [19]=&gt; object(stdClass)#21 (13) { ["backdrop_path"]=&gt; string(32) "/vNnLAKmoczRlNarxyGrrw0KSOeX.jpg" ["first_air_date"]=&gt; string(10) "2012-10-10" ["genre_ids"]=&gt; array(4) { [0]=&gt; int(80) [1]=&gt; int(18) [2]=&gt; int(9648) [3]=&gt; int(10759) } ["id"]=&gt; int(1412) ["name"]=&gt; string(5) "Arrow" ["origin_country"]=&gt; array(1) { [0]=&gt; string(2) "US" } ["original_language"]=&gt; string(2) "en" ["original_name"]=&gt; string(5) "Arrow" ["overview"]=&gt; string(215) "Spoiled billionaire playboy Oliver Queen is missing and presumed dead when his yacht is lost at sea. He returns five years later a changed man, determined to clean up the city as a hooded vigilante armed with a bow." ["popularity"]=&gt; float(360.051) ["poster_path"]=&gt; string(32) </text:span><text:soft-page-break/><text:span text:style-name="T1">"/gKG5QGz5Ngf8fgWpBsWtlg5L2SF.jpg" ["vote_average"]=&gt; float(6.7) ["vote_count"]=&gt; int(4893) } } int(274) int(5479)</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system-ui" svg:font-family="system-ui, apple-system, 'Segoe UI', Roboto, 'Helvetica Neue', Arial, 'Noto Sans', 'Liberation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1-30T20:55:06.530000000</dc:date>
    <meta:editing-duration>PT2M37S</meta:editing-duration>
    <meta:editing-cycles>1</meta:editing-cycles>
    <meta:document-statistic meta:table-count="0" meta:image-count="0" meta:object-count="0" meta:page-count="6" meta:paragraph-count="19" meta:word-count="2153" meta:character-count="18292" meta:non-whitespace-character-count="16163"/>
    <meta:generator>LibreOffice/7.2.1.2$Windows_X86_64 LibreOffice_project/87b77fad49947c1441b67c559c339af8f3517e22</meta:generator>
  </office:meta>
</office:document-meta>
</file>